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19d0b" officeooo:paragraph-rsid="00019d0b" style:font-size-asian="14pt" style:font-weight-asian="bold" style:font-size-complex="14pt" style:font-weight-complex="bold"/>
    </style:style>
    <style:style style:name="P2" style:family="paragraph" style:parent-style-name="Standard">
      <style:text-properties fo:font-weight="bold" officeooo:rsid="00019d0b" officeooo:paragraph-rsid="0015b017" style:font-weight-asian="bold" style:font-weight-complex="bold"/>
    </style:style>
    <style:style style:name="P3" style:family="paragraph" style:parent-style-name="Standard">
      <style:text-properties fo:font-weight="bold" officeooo:rsid="00019d0b" officeooo:paragraph-rsid="00019d0b" style:font-weight-asian="bold" style:font-weight-complex="bold"/>
    </style:style>
    <style:style style:name="P4" style:family="paragraph" style:parent-style-name="Standard">
      <style:text-properties officeooo:rsid="00019d0b" officeooo:paragraph-rsid="00019d0b"/>
    </style:style>
    <style:style style:name="P5" style:family="paragraph" style:parent-style-name="Standard">
      <style:text-properties fo:color="#2a6099" loext:opacity="100%" officeooo:rsid="00019d0b" officeooo:paragraph-rsid="00019d0b"/>
    </style:style>
    <style:style style:name="P6" style:family="paragraph" style:parent-style-name="Standard">
      <style:text-properties fo:color="#2a6099" loext:opacity="100%" fo:language="es" fo:country="AR" officeooo:rsid="00019d0b" officeooo:paragraph-rsid="00019d0b"/>
    </style:style>
    <style:style style:name="P7" style:family="paragraph" style:parent-style-name="Standard">
      <style:text-properties fo:font-weight="bold" officeooo:rsid="00019d0b" officeooo:paragraph-rsid="00148086" style:font-weight-asian="bold" style:font-weight-complex="bold"/>
    </style:style>
    <style:style style:name="P8" style:family="paragraph" style:parent-style-name="Standard">
      <style:text-properties fo:language="es" fo:country="AR" officeooo:rsid="000257c0" officeooo:paragraph-rsid="000257c0"/>
    </style:style>
    <style:style style:name="P9" style:family="paragraph" style:parent-style-name="Standard">
      <style:text-properties fo:color="#2a6099" loext:opacity="100%" fo:language="es" fo:country="AR" officeooo:rsid="000257c0" officeooo:paragraph-rsid="000257c0"/>
    </style:style>
    <style:style style:name="P10" style:family="paragraph" style:parent-style-name="Standard">
      <style:text-properties fo:language="es" fo:country="AR" fo:font-style="italic" style:text-underline-style="none" officeooo:rsid="000257c0" officeooo:paragraph-rsid="000257c0" style:font-style-asian="italic" style:font-style-complex="italic"/>
    </style:style>
    <style:style style:name="P11" style:family="paragraph" style:parent-style-name="Standard">
      <style:text-properties fo:color="#2a6099" loext:opacity="100%" fo:language="es" fo:country="AR" officeooo:rsid="00148086" officeooo:paragraph-rsid="00148086"/>
    </style:style>
    <style:style style:name="P12" style:family="paragraph" style:parent-style-name="Standard">
      <style:text-properties fo:language="es" fo:country="AR" officeooo:rsid="000257c0" officeooo:paragraph-rsid="00148086"/>
    </style:style>
    <style:style style:name="P13" style:family="paragraph" style:parent-style-name="Standard">
      <style:text-properties fo:color="#2a6099" loext:opacity="100%" fo:language="es" fo:country="AR" officeooo:rsid="0003fafe" officeooo:paragraph-rsid="0003fafe"/>
    </style:style>
    <style:style style:name="P14" style:family="paragraph" style:parent-style-name="Standard">
      <style:text-properties fo:language="es" fo:country="AR" officeooo:rsid="0003fafe" officeooo:paragraph-rsid="0003fafe"/>
    </style:style>
    <style:style style:name="P15" style:family="paragraph" style:parent-style-name="Standard">
      <style:text-properties fo:language="es" fo:country="AR" fo:font-style="italic" officeooo:rsid="0003fafe" officeooo:paragraph-rsid="0003fafe" style:font-style-asian="italic" style:font-style-complex="italic"/>
    </style:style>
    <style:style style:name="P16" style:family="paragraph" style:parent-style-name="Standard">
      <style:text-properties fo:language="es" fo:country="AR" officeooo:rsid="0003fafe" officeooo:paragraph-rsid="00148086"/>
    </style:style>
    <style:style style:name="P17" style:family="paragraph" style:parent-style-name="Standard">
      <style:text-properties fo:color="#2a6099" loext:opacity="100%" fo:language="es" fo:country="AR" fo:font-weight="bold" officeooo:rsid="00148086" officeooo:paragraph-rsid="00148086" style:font-weight-asian="bold" style:font-weight-complex="bold"/>
    </style:style>
    <style:style style:name="P18" style:family="paragraph" style:parent-style-name="Standard">
      <style:text-properties fo:language="es" fo:country="AR" fo:font-weight="bold" officeooo:rsid="000587f7" officeooo:paragraph-rsid="000587f7" style:font-weight-asian="bold" style:font-weight-complex="bold"/>
    </style:style>
    <style:style style:name="P19" style:family="paragraph" style:parent-style-name="Standard">
      <style:paragraph-properties fo:break-before="page"/>
      <style:text-properties fo:language="es" fo:country="AR" fo:font-weight="bold" officeooo:rsid="000587f7" officeooo:paragraph-rsid="000587f7" style:font-weight-asian="bold" style:font-weight-complex="bold"/>
    </style:style>
    <style:style style:name="P20" style:family="paragraph" style:parent-style-name="Standard">
      <style:text-properties fo:language="es" fo:country="AR" officeooo:rsid="0006ac9c" officeooo:paragraph-rsid="0006ac9c"/>
    </style:style>
    <style:style style:name="P21" style:family="paragraph" style:parent-style-name="Standard">
      <style:text-properties fo:color="#2a6099" loext:opacity="100%" fo:language="es" fo:country="AR" officeooo:rsid="0006ac9c" officeooo:paragraph-rsid="0006ac9c"/>
    </style:style>
    <style:style style:name="P22" style:family="paragraph" style:parent-style-name="Standard">
      <style:text-properties fo:language="es" fo:country="AR" officeooo:rsid="0006ac9c" officeooo:paragraph-rsid="00148086"/>
    </style:style>
    <style:style style:name="P23" style:family="paragraph" style:parent-style-name="Standard">
      <style:text-properties fo:language="es" fo:country="AR" fo:font-style="italic" officeooo:rsid="0006ac9c" officeooo:paragraph-rsid="0006ac9c" style:font-style-asian="italic" style:font-style-complex="italic"/>
    </style:style>
    <style:style style:name="P24" style:family="paragraph" style:parent-style-name="Standard">
      <style:text-properties fo:language="es" fo:country="AR" officeooo:rsid="0008a283" officeooo:paragraph-rsid="00148086"/>
    </style:style>
    <style:style style:name="P25" style:family="paragraph" style:parent-style-name="Standard">
      <style:text-properties fo:language="es" fo:country="AR" officeooo:rsid="0008a283" officeooo:paragraph-rsid="0008a283"/>
    </style:style>
    <style:style style:name="P26" style:family="paragraph" style:parent-style-name="Standard">
      <style:text-properties fo:color="#2a6099" loext:opacity="100%" fo:language="es" fo:country="AR" officeooo:rsid="0006ac9c" officeooo:paragraph-rsid="0008a283"/>
    </style:style>
    <style:style style:name="P27" style:family="paragraph" style:parent-style-name="Standard">
      <style:text-properties fo:language="es" fo:country="AR" officeooo:rsid="0006ac9c" officeooo:paragraph-rsid="0008a283"/>
    </style:style>
    <style:style style:name="P28" style:family="paragraph" style:parent-style-name="Standard">
      <style:text-properties fo:font-weight="bold" officeooo:rsid="00019d0b" officeooo:paragraph-rsid="000bded4" style:font-weight-asian="bold" style:font-weight-complex="bold"/>
    </style:style>
    <style:style style:name="P29" style:family="paragraph" style:parent-style-name="Standard">
      <style:paragraph-properties fo:break-before="page"/>
      <style:text-properties fo:font-weight="bold" officeooo:rsid="00148086" officeooo:paragraph-rsid="00148086" style:font-weight-asian="bold" style:font-weight-complex="bold"/>
    </style:style>
    <style:style style:name="P30" style:family="paragraph" style:parent-style-name="Standard">
      <style:text-properties fo:language="es" fo:country="AR" fo:font-weight="normal" officeooo:rsid="000cf7e2" officeooo:paragraph-rsid="000cf7e2" style:font-weight-asian="normal" style:font-weight-complex="normal"/>
    </style:style>
    <style:style style:name="P31" style:family="paragraph" style:parent-style-name="Standard">
      <style:text-properties officeooo:rsid="00019d0b" officeooo:paragraph-rsid="00148086"/>
    </style:style>
    <style:style style:name="P32" style:family="paragraph" style:parent-style-name="Standard">
      <style:text-properties fo:font-weight="normal" officeooo:rsid="00019d0b" officeooo:paragraph-rsid="000bded4" style:font-weight-asian="normal" style:font-weight-complex="normal"/>
    </style:style>
    <style:style style:name="P33" style:family="paragraph" style:parent-style-name="Standard">
      <style:text-properties fo:language="es" fo:country="AR" fo:font-weight="normal" officeooo:rsid="000cf7e2" officeooo:paragraph-rsid="000bded4" style:font-weight-asian="normal" style:font-weight-complex="normal"/>
    </style:style>
    <style:style style:name="P34" style:family="paragraph" style:parent-style-name="Standard">
      <style:text-properties fo:language="es" fo:country="AR" fo:font-weight="normal" officeooo:rsid="00148086" officeooo:paragraph-rsid="00148086" style:font-weight-asian="normal" style:font-weight-complex="normal"/>
    </style:style>
    <style:style style:name="P35" style:family="paragraph" style:parent-style-name="Standard">
      <style:text-properties fo:language="es" fo:country="AR" fo:font-style="italic" fo:font-weight="normal" officeooo:rsid="000e9e4a" officeooo:paragraph-rsid="000e9e4a" style:font-style-asian="italic" style:font-weight-asian="normal" style:font-style-complex="italic" style:font-weight-complex="normal"/>
    </style:style>
    <style:style style:name="P36" style:family="paragraph" style:parent-style-name="Standard">
      <style:text-properties fo:language="es" fo:country="AR" fo:font-weight="normal" officeooo:rsid="000e9e4a" officeooo:paragraph-rsid="000e9e4a" style:font-weight-asian="normal" style:font-weight-complex="normal"/>
    </style:style>
    <style:style style:name="P37" style:family="paragraph" style:parent-style-name="Standard">
      <style:text-properties fo:font-weight="bold" officeooo:rsid="00148086" officeooo:paragraph-rsid="00148086" style:font-weight-asian="bold" style:font-weight-complex="bold"/>
    </style:style>
    <style:style style:name="P38" style:family="paragraph" style:parent-style-name="Standard">
      <style:paragraph-properties fo:break-before="page"/>
      <style:text-properties fo:font-weight="bold" officeooo:rsid="00019d0b" officeooo:paragraph-rsid="00148086" style:font-weight-asian="bold" style:font-weight-complex="bold"/>
    </style:style>
    <style:style style:name="P39" style:family="paragraph" style:parent-style-name="Standard">
      <style:text-properties fo:font-weight="bold" officeooo:rsid="00117143" officeooo:paragraph-rsid="00117143" style:font-weight-asian="bold" style:font-weight-complex="bold"/>
    </style:style>
    <style:style style:name="P40" style:family="paragraph" style:parent-style-name="Standard">
      <style:text-properties fo:font-weight="normal" officeooo:rsid="0010020f" officeooo:paragraph-rsid="0010020f" style:font-weight-asian="normal" style:font-weight-complex="normal"/>
    </style:style>
    <style:style style:name="P41" style:family="paragraph" style:parent-style-name="Standard">
      <style:text-properties fo:font-style="italic" fo:font-weight="normal" officeooo:rsid="0010020f" officeooo:paragraph-rsid="0010020f" style:font-style-asian="italic" style:font-weight-asian="normal" style:font-style-complex="italic" style:font-weight-complex="normal"/>
    </style:style>
    <style:style style:name="P42" style:family="paragraph" style:parent-style-name="Standard">
      <style:text-properties fo:color="#2a6099" loext:opacity="100%" fo:language="es" fo:country="AR" officeooo:rsid="00148086" officeooo:paragraph-rsid="0015b017"/>
    </style:style>
    <style:style style:name="P43" style:family="paragraph" style:parent-style-name="Standard">
      <style:text-properties fo:font-weight="normal" officeooo:rsid="0010020f" officeooo:paragraph-rsid="00117143" style:font-weight-asian="normal" style:font-weight-complex="normal"/>
    </style:style>
    <style:style style:name="P44" style:family="paragraph" style:parent-style-name="Standard">
      <style:text-properties fo:font-weight="normal" officeooo:rsid="00117143" officeooo:paragraph-rsid="00117143" style:font-weight-asian="normal" style:font-weight-complex="normal"/>
    </style:style>
    <style:style style:name="P45" style:family="paragraph" style:parent-style-name="Standard">
      <style:text-properties fo:font-weight="bold" officeooo:rsid="0012aeb2" officeooo:paragraph-rsid="0012aeb2" style:font-weight-asian="bold" style:font-weight-complex="bold"/>
    </style:style>
    <style:style style:name="P46" style:family="paragraph" style:parent-style-name="Standard">
      <style:text-properties fo:font-weight="normal" officeooo:rsid="0012aeb2" officeooo:paragraph-rsid="0012aeb2" style:font-weight-asian="normal" style:font-weight-complex="normal"/>
    </style:style>
    <style:style style:name="T1" style:family="text">
      <style:text-properties officeooo:rsid="0015b017"/>
    </style:style>
    <style:style style:name="T2" style:family="text">
      <style:text-properties officeooo:rsid="00148086"/>
    </style:style>
    <style:style style:name="T3" style:family="text">
      <style:text-properties fo:language="es" fo:country="AR" officeooo:rsid="000587f7"/>
    </style:style>
    <style:style style:name="T4" style:family="text">
      <style:text-properties fo:language="es" fo:country="AR" officeooo:rsid="00148086"/>
    </style:style>
    <style:style style:name="T5" style:family="text">
      <style:text-properties officeooo:rsid="0010020f"/>
    </style:style>
    <style:style style:name="T6" style:family="text">
      <style:text-properties fo:font-weight="bold" officeooo:rsid="00148086" style:font-weight-asian="bold" style:font-weight-complex="bold"/>
    </style:style>
    <style:style style:name="T7" style:family="text">
      <style:text-properties officeooo:rsid="001792f6"/>
    </style:style>
    <style:style style:name="T8" style:family="text">
      <style:text-properties fo:language="es" fo:country="AR"/>
    </style:style>
    <style:style style:name="T9" style:family="text">
      <style:text-properties fo:font-weight="bold" style:font-weight-asian="bold" style:font-weight-complex="bold"/>
    </style:style>
    <style:style style:name="T10" style:family="text">
      <style:text-properties officeooo:rsid="0003fafe"/>
    </style:style>
    <style:style style:name="T11" style:family="text">
      <style:text-properties fo:color="#000000" loext:opacity="100%" fo:font-weight="bold" officeooo:rsid="00148086" style:font-weight-asian="bold" style:font-weight-complex="bold"/>
    </style:style>
    <style:style style:name="T12" style:family="text">
      <style:text-properties fo:color="#2a6099" loext:opacity="100%" officeooo:rsid="00148086"/>
    </style:style>
    <style:style style:name="T13" style:family="text">
      <style:text-properties fo:color="#2a6099" loext:opacity="100%"/>
    </style:style>
    <style:style style:name="T14" style:family="text">
      <style:text-properties fo:color="#000080" loext:opacity="100%"/>
    </style:style>
    <style:style style:name="T15" style:family="text">
      <style:text-properties fo:color="#2a6099" loext:opacity="100%" officeooo:rsid="0008a283"/>
    </style:style>
    <style:style style:name="T16" style:family="text">
      <style:text-properties fo:language="es" fo:country="AR" officeooo:rsid="000cf7e2"/>
    </style:style>
    <style:style style:name="T17" style:family="text">
      <style:text-properties officeooo:rsid="000cf7e2"/>
    </style:style>
    <style:style style:name="T18" style:family="text">
      <style:text-properties officeooo:rsid="00117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BLISHING THE APPLICATION <text:span text:style-name="T1">TO AZURE</text:span></text:p>
      <text:p text:style-name="P1"/>
      <text:p text:style-name="P2">1. <text:span text:style-name="T2">PREPARE THE APP FOR PUBLICATION</text:span></text:p>
      <text:p text:style-name="P2"><text:span text:style-name="T2">2</text:span>. <text:span text:style-name="T3">S</text:span><text:span text:style-name="T4">WITCHING FROM</text:span><text:span text:style-name="T3"> SQLite </text:span><text:span text:style-name="T4">TO</text:span><text:span text:style-name="T3"> SQLServer</text:span></text:p>
      <text:p text:style-name="P2"><text:span text:style-name="T2">3</text:span>. <text:span text:style-name="T2">PUBLISHING TO AZURE</text:span></text:p>
      <text:p text:style-name="P2"><text:span text:style-name="T2">4</text:span>. <text:span text:style-name="T2">CONTINUOUS INTEGRATION WITH AZURE</text:span> <text:span text:style-name="T5">(CD/CI)</text:span></text:p>
      <text:p text:style-name="P3"/>
      <text:p text:style-name="P3"/>
      <text:p text:style-name="P3"/>
      <text:p text:style-name="P3"/>
      <text:p text:style-name="P3"><text:span text:style-name="T2">1</text:span>. <text:span text:style-name="T2">PREPARE THE APP FOR PUBLICATION</text:span></text:p>
      <text:p text:style-name="P3"/>
      <text:p text:style-name="P3">/////////////////////////////////////////////////////////////////////////////////////////////////////////////////////////////////////////////////////</text:p>
      <text:p text:style-name="P3"/>
      <text:p text:style-name="P4"><text:span text:style-name="T6">a)</text:span><text:span text:style-name="T2"> </text:span>remove fake delay from loading.interceptor.ts <text:span text:style-name="T7">(and any other fake delays)</text:span></text:p>
      <text:p text:style-name="P4"/>
      <text:p text:style-name="P5">return next(req).pipe(</text:p>
      <text:p text:style-name="P5"><text:s text:c="3"/>(environment.production ? Identity : delay(<text:span text:style-name="T8">1000</text:span>),</text:p>
      <text:p text:style-name="P5"><text:s text:c="3"/>finalize(() =&gt; <text:span text:style-name="T8">{</text:span></text:p>
      <text:p text:style-name="P6"><text:s text:c="6"/>busyService.idle()<text:line-break/> <text:s text:c="2"/>})</text:p>
      <text:p text:style-name="P6"><text:s text:c="2"/>)</text:p>
      <text:p text:style-name="P6">};</text:p>
      <text:p text:style-name="P6"/>
      <text:p text:style-name="P7">/////////////////////////////////////////////////////////////////////////////////////////////////////////////////////////////////////////////////////</text:p>
      <text:p text:style-name="P7"/>
      <text:p text:style-name="P8"><text:span text:style-name="T6">b)</text:span><text:span text:style-name="T9"> </text:span>In angular .json</text:p>
      <text:p text:style-name="P8"/>
      <text:p text:style-name="P8">projects – client – architect – build – options</text:p>
      <text:p text:style-name="P8"/>
      <text:p text:style-name="P9">“outputPath” : {</text:p>
      <text:p text:style-name="P9"><text:s text:c="2"/>“base”: “../API/wwwroot”,</text:p>
      <text:p text:style-name="P9"><text:s text:c="2"/>“browser”: “”</text:p>
      <text:p text:style-name="P9">},</text:p>
      <text:p text:style-name="P9"/>
      <text:p text:style-name="P10">When we build the Angular application, it will output into our api server in the wwwroot directory</text:p>
      <text:p text:style-name="P10"/>
      <text:p text:style-name="P7">/////////////////////////////////////////////////////////////////////////////////////////////////////////////////////////////////////////////////////</text:p>
      <text:p text:style-name="P7"/>
      <text:p text:style-name="P8"><text:span text:style-name="T6">c)</text:span> Program.cs add UseDefaultFiles and UseStaticFiles immediately after UseAuthorization</text:p>
      <text:p text:style-name="P8"/>
      <text:p text:style-name="P9">app.UseAuthenitcation();<text:line-break/>app.UseAuthorization();<text:line-break/>app.UseDefaultFiles();</text:p>
      <text:p text:style-name="P9">app.UseStaticFiles();</text:p>
      <text:p text:style-name="P9"/>
      <text:p text:style-name="P7">/////////////////////////////////////////////////////////////////////////////////////////////////////////////////////////////////////////////////////</text:p>
      <text:p text:style-name="P11"/>
      <text:p text:style-name="P11"><text:soft-page-break/></text:p>
      <text:p text:style-name="P11"/>
      <text:p text:style-name="P8"><text:span text:style-name="T6">d)</text:span><text:span text:style-name="T9"> </text:span>ng build</text:p>
      <text:p text:style-name="P8">will optimize our build</text:p>
      <text:p text:style-name="P8"/>
      <text:p text:style-name="P8">will throw errors</text:p>
      <text:p text:style-name="P8"/>
      <text:p text:style-name="P7">/////////////////////////////////////////////////////////////////////////////////////////////////////////////////////////////////////////////////////</text:p>
      <text:p text:style-name="P12"/>
      <text:p text:style-name="P8"><text:span text:style-name="T6">e)</text:span><text:span text:style-name="T2"> </text:span>So let’s update package.json dependencies</text:p>
      <text:p text:style-name="P8"/>
      <text:p text:style-name="P9">“@microsoft/signalr”: “7.0.14”<text:line-break/></text:p>
      <text:p text:style-name="P8">npm install</text:p>
      <text:p text:style-name="P8"/>
      <text:p text:style-name="P8"/>
      <text:p text:style-name="P7">/////////////////////////////////////////////////////////////////////////////////////////////////////////////////////////////////////////////////////</text:p>
      <text:p text:style-name="P11"/>
      <text:p text:style-name="P8"><text:span text:style-name="T6">f)</text:span><text:span text:style-name="T2"> </text:span>in agular.json projects – client – architect – configuration – production – budgets</text:p>
      <text:p text:style-name="P8"/>
      <text:p text:style-name="P9">“budgets”: [</text:p>
      <text:p text:style-name="P9"><text:s text:c="3"/>{</text:p>
      <text:p text:style-name="P9"><text:s text:c="6"/>“type”: “initial”,</text:p>
      <text:p text:style-name="P9"><text:s text:c="6"/>“maximumWarning”: “1.5mb”,</text:p>
      <text:p text:style-name="P9"><text:s text:c="6"/>“maximumError”: “2mb”</text:p>
      <text:p text:style-name="P9"><text:s text:c="3"/>}</text:p>
      <text:p text:style-name="P9"/>
      <text:p text:style-name="P8">add on same level as budgets, <text:span text:style-name="T10">right before “outputHashing”</text:span></text:p>
      <text:p text:style-name="P8"/>
      <text:p text:style-name="P9">“optimization”: <text:span text:style-name="T10">{</text:span></text:p>
      <text:p text:style-name="P9"><text:s text:c="3"/>“<text:span text:style-name="T10">styles”: {</text:span></text:p>
      <text:p text:style-name="P9"><text:s text:c="7"/>“<text:span text:style-name="T10">inlineCritical”: false</text:span></text:p>
      <text:p text:style-name="P13"><text:s text:c="6"/>}</text:p>
      <text:p text:style-name="P13"><text:s text:c="4"/>}</text:p>
      <text:p text:style-name="P13"/>
      <text:p text:style-name="P14"/>
      <text:p text:style-name="P7">/////////////////////////////////////////////////////////////////////////////////////////////////////////////////////////////////////////////////////</text:p>
      <text:p text:style-name="P11"/>
      <text:p text:style-name="P14"><text:span text:style-name="T6">g)</text:span><text:span text:style-name="T2"> </text:span>ngbuild</text:p>
      <text:p text:style-name="P14"/>
      <text:p text:style-name="P15">This will output the build files into the wwwroot in the API is now the Angular Application</text:p>
      <text:p text:style-name="P15">Files are minified and not for human use.</text:p>
      <text:p text:style-name="P15"/>
      <text:p text:style-name="P7">/////////////////////////////////////////////////////////////////////////////////////////////////////////////////////////////////////////////////////</text:p>
      <text:p text:style-name="P11"/>
      <text:p text:style-name="P14"><text:span text:style-name="T6">h)</text:span><text:span text:style-name="T2"> </text:span>dotnet run</text:p>
      <text:p text:style-name="P14"/>
      <text:p text:style-name="P15"><text:span text:style-name="T2">N</text:span>ow we can access the angular application via the .NET server</text:p>
      <text:p text:style-name="P15"/>
      <text:p text:style-name="P15"><text:soft-page-break/>localhost:5001/</text:p>
      <text:p text:style-name="P15"/>
      <text:p text:style-name="P7">/////////////////////////////////////////////////////////////////////////////////////////////////////////////////////////////////////////////////////</text:p>
      <text:p text:style-name="P11"/>
      <text:p text:style-name="P16"><text:span text:style-name="T11">i)</text:span><text:span text:style-name="T12"> </text:span>We do not have angular routing when we refresh the page. <text:line-break/>To solve this we need to add a controller to the API</text:p>
      <text:p text:style-name="P14"/>
      <text:p text:style-name="P14">Add a new Controller</text:p>
      <text:p text:style-name="P14"/>
      <text:p text:style-name="P14">FallbackController.cs</text:p>
      <text:p text:style-name="P14"/>
      <text:p text:style-name="P13">namespace API.Controllers;</text:p>
      <text:p text:style-name="P13"/>
      <text:p text:style-name="P13">public class FallbackController: Controller {</text:p>
      <text:p text:style-name="P13"><text:tab/>public ActionResult Index()</text:p>
      <text:p text:style-name="P13"><text:s text:c="12"/>{</text:p>
      <text:p text:style-name="P13"><text:s text:c="17"/>return PhysicalFile(Path.Combine(Directory.GetCurrentDirectory(), </text:p>
      <text:p text:style-name="P13"><text:tab/><text:tab/>“wwwroot”, “index.html”), “text/HTML”);</text:p>
      <text:p text:style-name="P13"><text:tab/>}</text:p>
      <text:p text:style-name="P13">}</text:p>
      <text:p text:style-name="P13"/>
      <text:p text:style-name="P7">/////////////////////////////////////////////////////////////////////////////////////////////////////////////////////////////////////////////////////</text:p>
      <text:p text:style-name="P17"/>
      <text:p text:style-name="P16"><text:span text:style-name="T11">j)</text:span><text:span text:style-name="T2"> </text:span>In Program.cs</text:p>
      <text:p text:style-name="P14"/>
      <text:p text:style-name="P13">app.MapHub&lt;MessageHub&gt;(“hubs/message”);</text:p>
      <text:p text:style-name="P13">app.MapFallbackToController(“Index”, “Fallback”);</text:p>
      <text:p text:style-name="P13"/>
      <text:p text:style-name="P14">dotnet run</text:p>
      <text:p text:style-name="P14"/>
      <text:p text:style-name="P15">Now we can refresh the page and we’ll get taken to the correct location.</text:p>
      <text:p text:style-name="P15">Because we’ve told our API server, for any route you don’t know about, fall back to Index.HTML, which passes the routing responsibility to Angular</text:p>
      <text:p text:style-name="P14"/>
      <text:p text:style-name="P18">NOW OUR APP IS RUNNING ON PRODUCTION MODE – this means its much faster</text:p>
      <text:p text:style-name="P18"/>
      <text:p text:style-name="P18"/>
      <text:p text:style-name="P19">3. S<text:span text:style-name="T2">WITCHING FROM</text:span> SQLite <text:span text:style-name="T2">TO</text:span> SQLServer</text:p>
      <text:p text:style-name="P18"/>
      <text:p text:style-name="P20"><text:span text:style-name="T6">a)</text:span><text:span text:style-name="T2"> </text:span>Install in Nuget</text:p>
      <text:p text:style-name="P20"/>
      <text:p text:style-name="P20">Microsoft.EntityFrameworkCore.SqlServer latest version of the 8 version (since we are using .NET 8)<text:line-break/></text:p>
      <text:p text:style-name="P20">dotnet ef database drop // remove sqllite db</text:p>
      <text:p text:style-name="P20"/>
      <text:p text:style-name="P7">/////////////////////////////////////////////////////////////////////////////////////////////////////////////////////////////////////////////////////</text:p>
      <text:p text:style-name="P11"/>
      <text:p text:style-name="P20"><text:span text:style-name="T6">b)</text:span><text:span text:style-name="T2"> </text:span>Next update the connection string in appsettings.Development.json</text:p>
      <text:p text:style-name="P20"/>
      <text:p text:style-name="P21">“ConnectionStrings”: {</text:p>
      <text:p text:style-name="P20"><text:span text:style-name="T13"><text:s text:c="3"/>“DefaultConnection”: “Server=localhost,1433;Database=DatingDB;User Id=SA;</text:span><text:a xlink:type="simple" xlink:href="mailto:Password%3DPassword@1" text:style-name="Internet_20_link" text:visited-style-name="Visited_20_Internet_20_Link"><text:span text:style-name="T14">Password=Password@1</text:span></text:a><text:span text:style-name="T13">”</text:span></text:p>
      <text:p text:style-name="P21">}</text:p>
      <text:p text:style-name="P21"/>
      <text:p text:style-name="P7">/////////////////////////////////////////////////////////////////////////////////////////////////////////////////////////////////////////////////////</text:p>
      <text:p text:style-name="P11"/>
      <text:p text:style-name="P20"><text:span text:style-name="T6">c)</text:span><text:span text:style-name="T2"> </text:span>Now go to ApplicationServiceExtensions.cs</text:p>
      <text:p text:style-name="P20"/>
      <text:p text:style-name="P21">services.AddDbContext&lt;DataContext&gt;(opt =&gt;</text:p>
      <text:p text:style-name="P21">{</text:p>
      <text:p text:style-name="P21"><text:s text:c="6"/>opt.UseSqlServer(config.GetConnectionString(“DefaultConnection”));</text:p>
      <text:p text:style-name="P21">});</text:p>
      <text:p text:style-name="P21"/>
      <text:p text:style-name="P7">/////////////////////////////////////////////////////////////////////////////////////////////////////////////////////////////////////////////////////</text:p>
      <text:p text:style-name="P11"/>
      <text:p text:style-name="P22"><text:span text:style-name="T11">d)</text:span><text:span text:style-name="T12"> </text:span>Now go to DataContext.cs</text:p>
      <text:p text:style-name="P20"/>
      <text:p text:style-name="P20">Because SQL server does not accept “Cascade” on a a duplicate self reference Entity we need to change the code on the second UserLike entity in the line</text:p>
      <text:p text:style-name="P20"/>
      <text:p text:style-name="P21">OnDelete(DeleteBehavior.NoAction);</text:p>
      <text:p text:style-name="P21"/>
      <text:p text:style-name="P7">/////////////////////////////////////////////////////////////////////////////////////////////////////////////////////////////////////////////////////</text:p>
      <text:p text:style-name="P11"/>
      <text:p text:style-name="P20"><text:span text:style-name="T6">e)</text:span><text:span text:style-name="T2"> </text:span>Additionally we need to delete the Migrations Folder with all the migrations (which if you need to see them are in github). We need to delete these migrations because the migrations incorporate annotations that are specific to SQLlite, and since we are moving to SQL Server they will cause problems.</text:p>
      <text:p text:style-name="P20"/>
      <text:p text:style-name="P7">/////////////////////////////////////////////////////////////////////////////////////////////////////////////////////////////////////////////////////</text:p>
      <text:p text:style-name="P11"/>
      <text:p text:style-name="P20"><text:span text:style-name="T6">f)</text:span><text:span text:style-name="T2"> </text:span>Inside the API folder we say</text:p>
      <text:p text:style-name="P20"/>
      <text:p text:style-name="P20">dotnet ef migrations add SqlInitial -o Data/Migrations</text:p>
      <text:p text:style-name="P20"/>
      <text:p text:style-name="P23">This will give us a migration based on all of our code, this time with sqlserver annotations</text:p>
      <text:p text:style-name="P23"><text:soft-page-break/></text:p>
      <text:p text:style-name="P7">/////////////////////////////////////////////////////////////////////////////////////////////////////////////////////////////////////////////////////</text:p>
      <text:p text:style-name="P11"/>
      <text:p text:style-name="P24"><text:span text:style-name="T11">g)</text:span><text:span text:style-name="T12"> </text:span>Go to AppSettings.Development.json</text:p>
      <text:p text:style-name="P25"/>
      <text:p text:style-name="P26">“ConnectionStrings”: {</text:p>
      <text:p text:style-name="P27"><text:span text:style-name="T13"><text:s text:c="3"/>“DefaultConnection”: “Server=localhost,1433;Database=DatingDB;User Id=SA;</text:span><text:a xlink:type="simple" xlink:href="mailto:Password%3DPassword@1" text:style-name="Internet_20_link" text:visited-style-name="Visited_20_Internet_20_Link"><text:span text:style-name="T14">Password=Password@1</text:span></text:a><text:span text:style-name="T13">;</text:span><text:span text:style-name="T15">TrustServerCertificate=True</text:span><text:span text:style-name="T13">”</text:span></text:p>
      <text:p text:style-name="P26">}</text:p>
      <text:p text:style-name="P26"/>
      <text:p text:style-name="P7">/////////////////////////////////////////////////////////////////////////////////////////////////////////////////////////////////////////////////////</text:p>
      <text:p text:style-name="P11"/>
      <text:p text:style-name="P24"><text:span text:style-name="T11">h)</text:span><text:span text:style-name="T12"> </text:span>dotnet run</text:p>
      <text:p text:style-name="P25"/>
      <text:p text:style-name="P7">/////////////////////////////////////////////////////////////////////////////////////////////////////////////////////////////////////////////////////</text:p>
      <text:p text:style-name="P24"/>
      <text:p text:style-name="P25"><text:span text:style-name="T6">i)</text:span><text:span text:style-name="T2"> </text:span>Install the SQLServer (Mssql) Extension</text:p>
      <text:p text:style-name="P25">Allows us to add a connection</text:p>
      <text:p text:style-name="P25"><text:tab/>&gt;Server: localhost</text:p>
      <text:p text:style-name="P25"><text:tab/>&gt;Database: (no database selected)</text:p>
      <text:p text:style-name="P25"><text:tab/>&gt; SQLLogin</text:p>
      <text:p text:style-name="P25"><text:tab/>&gt; Username: SA</text:p>
      <text:p text:style-name="P25"><text:tab/>&gt; Password: Password@1</text:p>
      <text:p text:style-name="P25"><text:tab/>&gt; Save the Password</text:p>
      <text:p text:style-name="P25"><text:tab/>&gt; Profile name: (no profile name selected)</text:p>
      <text:p text:style-name="P25"><text:tab/>&gt; Enable Trust Server Certificate</text:p>
      <text:p text:style-name="P25"/>
      <text:p text:style-name="P28"/>
      <text:p text:style-name="P29">3. PUBLISHING TO AZURE</text:p>
      <text:p text:style-name="P28"/>
      <text:p text:style-name="P30"><text:span text:style-name="T6">a)</text:span><text:span text:style-name="T2"> </text:span>Sign up for Azure</text:p>
      <text:p text:style-name="P30">1. Install Azure App Service Extension into VS Code</text:p>
      <text:p text:style-name="P7"/>
      <text:p text:style-name="P31"><text:span text:style-name="T9">/////////////////////////////////////////////////////////////////////////////////////////////////////////////////////////////////////////////////////</text:span></text:p>
      <text:p text:style-name="P30"/>
      <text:p text:style-name="P30"><text:span text:style-name="T6">b)</text:span><text:span text:style-name="T2"> </text:span>Sign in</text:p>
      <text:p text:style-name="P30">Go to Azure Portal – Go to Azure Services – Create Web App</text:p>
      <text:p text:style-name="P30"><text:tab/>Set up a resource group, and instance, runtime stack (.NET 8), OS select Windows </text:p>
      <text:p text:style-name="P30"><text:tab/>Region: Closest to you, Review and Create<text:tab/></text:p>
      <text:p text:style-name="P32"><text:tab/><text:span text:style-name="T16">Verify information</text:span></text:p>
      <text:p text:style-name="P33"><text:tab/>Create (this will initialize a deployment)</text:p>
      <text:p text:style-name="P30">Your deployment is complete &gt; Go to Resource to find the link</text:p>
      <text:p text:style-name="P7"/>
      <text:p text:style-name="P7">/////////////////////////////////////////////////////////////////////////////////////////////////////////////////////////////////////////////////////</text:p>
      <text:p text:style-name="P11"/>
      <text:p text:style-name="P34"><text:span text:style-name="T9">c)</text:span> <text:span text:style-name="T17">Go back to VS Code terminal</text:span></text:p>
      <text:p text:style-name="P30">Create a Published Version of the Application: inside the API folder</text:p>
      <text:p text:style-name="P30"/>
      <text:p text:style-name="P30">dotnet publish -c Release -o ./bin/Publish</text:p>
      <text:p text:style-name="P30"/>
      <text:p text:style-name="P30">This creates a published version of the app inside API/bin/Publish… all of the aplication is here</text:p>
      <text:p text:style-name="P30"/>
      <text:p text:style-name="P30">Right click on Publish and select Deploy to Web App</text:p>
      <text:p text:style-name="P30"/>
      <text:p text:style-name="P30">Select the App you created in the search box on top</text:p>
      <text:p text:style-name="P30"/>
      <text:p text:style-name="P30">Deploys the app to Azure</text:p>
      <text:p text:style-name="P30"/>
      <text:p text:style-name="P35">Now the resource link links to the App… but we still need to take care of the DB set it up.</text:p>
      <text:p text:style-name="P7"/>
      <text:p text:style-name="P7">/////////////////////////////////////////////////////////////////////////////////////////////////////////////////////////////////////////////////////</text:p>
      <text:p text:style-name="P11"/>
      <text:p text:style-name="P36"><text:span text:style-name="T6">d)</text:span><text:span text:style-name="T2"> </text:span>Azure Portal &gt; Sql Databases &gt; Create SQL Database</text:p>
      <text:p text:style-name="P36"><text:tab/>Use the free version , Select Resource Group you created earlier, Name the DB,</text:p>
      <text:p text:style-name="P36"><text:tab/>Create a New Server, Give it a Name, Select the same location where the app is,</text:p>
      <text:p text:style-name="P36"><text:tab/>Authentication method: SQL Authentication, Set up server admin login username and password</text:p>
      <text:p text:style-name="P36"><text:tab/>Click OK to create DB Server</text:p>
      <text:p text:style-name="P36"/>
      <text:p text:style-name="P36">Create the SQL Database</text:p>
      <text:p text:style-name="P36"/>
      <text:p text:style-name="P36">Once created</text:p>
      <text:p text:style-name="P7"/>
      <text:p text:style-name="P7">/////////////////////////////////////////////////////////////////////////////////////////////////////////////////////////////////////////////////////</text:p>
      <text:p text:style-name="P11"/>
      <text:p text:style-name="P36"><text:span text:style-name="T6">e)</text:span><text:span text:style-name="T2"> </text:span>Your deployment is Complete &gt; Got to resource</text:p>
      <text:p text:style-name="P36"/>
      <text:p text:style-name="P36">Configure Networks for public access</text:p>
      <text:p text:style-name="P36"><text:soft-page-break/>Click Save</text:p>
      <text:p text:style-name="P36"/>
      <text:p text:style-name="P36">Go to Database and Access connection strings area.</text:p>
      <text:p text:style-name="P36">Copy the ADO.NET (SQL Authentication) string</text:p>
      <text:p text:style-name="P36"/>
      <text:p text:style-name="P36">Home</text:p>
      <text:p text:style-name="P36">App Service</text:p>
      <text:p text:style-name="P36">Environment Variables</text:p>
      <text:p text:style-name="P36">Connection Strings</text:p>
      <text:p text:style-name="P36"/>
      <text:p text:style-name="P36">Add the connection string (as it appears on your application)</text:p>
      <text:p text:style-name="P36"/>
      <text:p text:style-name="P36">Type: Sql server</text:p>
      <text:p text:style-name="P36">Apply</text:p>
      <text:p text:style-name="P36">Apply</text:p>
      <text:p text:style-name="P36">Confirm</text:p>
      <text:p text:style-name="P36"/>
      <text:p text:style-name="P36">Now we go back to the deployed application, our application is live</text:p>
      <text:p text:style-name="P32"/>
      <text:p text:style-name="P32"/>
      <text:p text:style-name="P37"><text:line-break/></text:p>
      <text:p text:style-name="P38"><text:span text:style-name="T2">4</text:span>. <text:span text:style-name="T2">CONTINUOUS INTEGRATION WITH AZURE</text:span> <text:span text:style-name="T5">(CD/CI)</text:span></text:p>
      <text:p text:style-name="P28"/>
      <text:p text:style-name="P39"><text:span text:style-name="T1">a) </text:span>STEP 1</text:p>
      <text:p text:style-name="P40">Go to deployment center in Azure portal</text:p>
      <text:p text:style-name="P40">Settings &gt; Source &gt; Github</text:p>
      <text:p text:style-name="P40">Sign in to Github account</text:p>
      <text:p text:style-name="P41"><text:span text:style-name="T18">After setting this up: </text:span>When you commit, will create a github workflow, will push to repository, kick off our workflow, and deploy to Azure</text:p>
      <text:p text:style-name="P41"/>
      <text:p text:style-name="P40">Select, Organization, Repository, Branch – main, every time you commit to main branch</text:p>
      <text:p text:style-name="P40"/>
      <text:p text:style-name="P40">Deployment slots: for development, production, you can swap</text:p>
      <text:p text:style-name="P40"/>
      <text:p text:style-name="P40">Every time we make a commit, its going to deploy to Azure</text:p>
      <text:p text:style-name="P40"/>
      <text:p text:style-name="P40">It will create in a folder in github will create a workflow, it will run a number of jobs</text:p>
      <text:p text:style-name="P40">- Checkout github repository</text:p>
      <text:p text:style-name="P40">- set up .net core</text:p>
      <text:p text:style-name="P40">- build our app</text:p>
      <text:p text:style-name="P40">- publish our app</text:p>
      <text:p text:style-name="P40">- upload the artifacts for the deployment job</text:p>
      <text:p text:style-name="P40">- deploy to azure</text:p>
      <text:p text:style-name="P40"/>
      <text:p text:style-name="P40">Then we save</text:p>
      <text:p text:style-name="P2"/>
      <text:p text:style-name="P2">/////////////////////////////////////////////////////////////////////////////////////////////////////////////////////////////////////////////////////</text:p>
      <text:p text:style-name="P42"/>
      <text:p text:style-name="P39"><text:span text:style-name="T1">b) </text:span>STEP 2</text:p>
      <text:p text:style-name="P40">Go to github, go to the repo you are working on, go to Actions, you will see the workflow</text:p>
      <text:p text:style-name="P40">and you can see what’s going on live</text:p>
      <text:p text:style-name="P2"/>
      <text:p text:style-name="P2">/////////////////////////////////////////////////////////////////////////////////////////////////////////////////////////////////////////////////////</text:p>
      <text:p text:style-name="P42"/>
      <text:p text:style-name="P39"><text:span text:style-name="T1">c) </text:span>STEP 3</text:p>
      <text:p text:style-name="P43">Remember to include appsettings.json (the production file) which contains the keys </text:p>
      <text:p text:style-name="P43">-<text:span text:style-name="T18">which is not a good idea to include that file -</text:span></text:p>
      <text:p text:style-name="P43">OR</text:p>
      <text:p text:style-name="P40">In Azure go to Environment Variables we need</text:p>
      <text:p text:style-name="P40">Add Tokenkey and <text:span text:style-name="T18">Add </text:span>CloudinarySettings<text:span text:style-name="T18">__ApiKey and CloudinarySettings__ApiSecret</text:span></text:p>
      <text:p text:style-name="P44">Apply, Confirm</text:p>
      <text:p text:style-name="P44"/>
      <text:p text:style-name="P2">/////////////////////////////////////////////////////////////////////////////////////////////////////////////////////////////////////////////////////</text:p>
      <text:p text:style-name="P42"/>
      <text:p text:style-name="P45"><text:span text:style-name="T1">d) </text:span>STEP 4</text:p>
      <text:p text:style-name="P46">Do a git pull to obtain locally the workflow Azure created</text:p>
      <text:p text:style-name="P46"/>
      <text:p text:style-name="P46">Add the code to set up node.js </text:p>
      <text:p text:style-name="P46"/>
      <text:p text:style-name="P46">- name: Set up node.js</text:p>
      <text:p text:style-name="P46"><text:soft-page-break/>- uses: <text:a xlink:type="simple" xlink:href="mailto:actions/setup-node@v3" text:style-name="Internet_20_link" text:visited-style-name="Visited_20_Internet_20_Link">actions/setup-node@v3</text:a></text:p>
      <text:p text:style-name="P46">- with:</text:p>
      <text:p text:style-name="P46"><text:tab/>node-version: ‘20’</text:p>
      <text:p text:style-name="P46"/>
      <text:p text:style-name="P46"/>
      <text:p text:style-name="P46">- name: Install Angular CLI</text:p>
      <text:p text:style-name="P46"><text:s text:c="2"/>run: npm install -g @angular/cli@17</text:p>
      <text:p text:style-name="P46"/>
      <text:p text:style-name="P46">- name: Install deps and build angular app</text:p>
      <text:p text:style-name="P46"><text:s/>run: |</text:p>
      <text:p text:style-name="P46"><text:s text:c="2"/>cd client</text:p>
      <text:p text:style-name="P46"><text:s text:c="2"/>npm install</text:p>
      <text:p text:style-name="P46"><text:s text:c="2"/>ng build</text:p>
      <text:p text:style-name="P46"/>
      <text:p text:style-name="P46">// this will build our angular app and put the results of that into our API folder inside the wwwroot folder</text:p>
      <text:p text:style-name="P46"/>
      <text:p text:style-name="P46">// so any changes we make to our angular app will be deployed</text:p>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3T14:11:00.057368800</meta:creation-date>
    <dc:date>2025-09-16T12:36:23.256010300</dc:date>
    <meta:editing-duration>PT1H36M45S</meta:editing-duration>
    <meta:editing-cycles>10</meta:editing-cycles>
    <meta:generator>LibreOffice/25.2.5.2$Windows_X86_64 LibreOffice_project/03d19516eb2e1dd5d4ccd751a0d6f35f35e08022</meta:generator>
    <meta:document-statistic meta:table-count="0" meta:image-count="0" meta:object-count="0" meta:page-count="9" meta:paragraph-count="210" meta:word-count="1148" meta:character-count="10991" meta:non-whitespace-character-count="9894"/>
  </office:meta>
</office:document-meta>
</file>